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2a6099" style:font-name="Ubuntu" fo:font-size="18.2000007629395pt" fo:font-weight="bold" officeooo:rsid="001e1c17" officeooo:paragraph-rsid="001e1c1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" style:family="paragraph" style:parent-style-name="Heading_20_2">
      <style:text-properties fo:color="#2a6099"/>
    </style:style>
    <style:style style:name="P3" style:family="paragraph" style:parent-style-name="Heading_20_2">
      <style:paragraph-properties fo:text-align="center" style:justify-single-word="false"/>
      <style:text-properties fo:color="#2a6099"/>
    </style:style>
    <style:style style:name="P4" style:family="paragraph" style:parent-style-name="Heading_20_3">
      <style:text-properties fo:color="#2a6099" officeooo:paragraph-rsid="001f282b"/>
    </style:style>
    <style:style style:name="P5" style:family="paragraph" style:parent-style-name="Heading_20_3">
      <style:text-properties style:font-name="Ubuntu" officeooo:paragraph-rsid="001f282b"/>
    </style:style>
    <style:style style:name="P6" style:family="paragraph" style:parent-style-name="Heading_20_4">
      <style:text-properties fo:color="#2a6099"/>
    </style:style>
    <style:style style:name="P7" style:family="paragraph" style:parent-style-name="Heading_20_4">
      <style:text-properties officeooo:paragraph-rsid="001f282b"/>
    </style:style>
    <style:style style:name="P8" style:family="paragraph" style:parent-style-name="Text_20_body">
      <style:paragraph-properties fo:text-align="start" style:justify-single-word="false"/>
      <style:text-properties officeooo:paragraph-rsid="001e1c17"/>
    </style:style>
    <style:style style:name="P9" style:family="paragraph" style:parent-style-name="Text_20_body">
      <style:text-properties fo:font-style="normal" fo:font-weight="bold" officeooo:rsid="001e1c17" officeooo:paragraph-rsid="001e1c17" style:font-style-asian="normal" style:font-weight-asian="bold" style:font-style-complex="normal" style:font-weight-complex="bold"/>
    </style:style>
    <style:style style:name="P10" style:family="paragraph" style:parent-style-name="Text_20_body" style:list-style-name="L4">
      <style:text-properties officeooo:paragraph-rsid="001e1c17"/>
    </style:style>
    <style:style style:name="P11" style:family="paragraph" style:parent-style-name="Text_20_body">
      <style:text-properties officeooo:paragraph-rsid="001e1c17"/>
    </style:style>
    <style:style style:name="P12" style:family="paragraph" style:parent-style-name="Text_20_body">
      <style:text-properties style:font-name="Ubuntu"/>
    </style:style>
    <style:style style:name="P13" style:family="paragraph" style:parent-style-name="Text_20_body">
      <style:paragraph-properties fo:text-align="center" style:justify-single-word="false"/>
      <style:text-properties style:font-name="Ubuntu"/>
    </style:style>
    <style:style style:name="P14" style:family="paragraph" style:parent-style-name="Text_20_body" style:list-style-name="L1">
      <style:paragraph-properties fo:text-align="start" style:justify-single-word="false"/>
      <style:text-properties style:font-name="Ubuntu" officeooo:rsid="001d9e36" officeooo:paragraph-rsid="001d9e36"/>
    </style:style>
    <style:style style:name="P15" style:family="paragraph" style:parent-style-name="Text_20_body">
      <style:paragraph-properties fo:text-align="start" style:justify-single-word="false"/>
      <style:text-properties style:font-name="Ubuntu" officeooo:rsid="001d9e36" officeooo:paragraph-rsid="001d9e36"/>
    </style:style>
    <style:style style:name="P16" style:family="paragraph" style:parent-style-name="Text_20_body">
      <style:paragraph-properties fo:text-align="start" style:justify-single-word="false"/>
      <style:text-properties style:font-name="Ubuntu" fo:font-style="normal" fo:font-weight="normal" officeooo:rsid="001d9e36" officeooo:paragraph-rsid="001d9e36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style:font-name="Ubuntu" officeooo:paragraph-rsid="001e1c17"/>
    </style:style>
    <style:style style:name="P18" style:family="paragraph" style:parent-style-name="Text_20_body">
      <style:text-properties style:font-name="Ubuntu" fo:font-weight="bold" style:font-weight-asian="bold" style:font-weight-complex="bold"/>
    </style:style>
    <style:style style:name="P19" style:family="paragraph" style:parent-style-name="Text_20_body" style:list-style-name="L5">
      <style:text-properties style:font-name="Ubuntu"/>
    </style:style>
    <style:style style:name="P20" style:family="paragraph" style:parent-style-name="Text_20_body" style:list-style-name="L6">
      <style:text-properties style:font-name="Ubuntu"/>
    </style:style>
    <style:style style:name="P21" style:family="paragraph" style:parent-style-name="Text_20_body" style:list-style-name="L7">
      <style:text-properties style:font-name="Ubuntu"/>
    </style:style>
    <style:style style:name="P22" style:family="paragraph" style:parent-style-name="Text_20_body" style:list-style-name="L4">
      <style:text-properties fo:font-style="italic" fo:font-weight="normal" officeooo:paragraph-rsid="001e1c17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style:use-window-font-color="true" style:font-name="Ubuntu" fo:font-style="normal" fo:font-weight="normal" officeooo:rsid="001f282b" officeooo:paragraph-rsid="001f282b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style:use-window-font-color="true" style:font-name="Ubuntu" officeooo:rsid="0021198a" officeooo:paragraph-rsid="0021198a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1cm" style:auto-text-indent="false" style:page-number="auto" fo:background-color="transparent"/>
      <style:text-properties style:font-name="Ubuntu" officeooo:paragraph-rsid="001d9e3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282b" style:font-weight-asian="normal" style:font-weight-complex="normal"/>
    </style:style>
    <style:style style:name="T5" style:family="text">
      <style:text-properties fo:color="#666666"/>
    </style:style>
    <style:style style:name="T6" style:family="text"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666666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2a6099"/>
    </style:style>
    <style:style style:name="T9" style:family="text">
      <style:text-properties fo:color="#2a6099" style:font-name="Ubuntu" fo:font-weight="bold" officeooo:rsid="001f282b"/>
    </style:style>
    <style:style style:name="T10" style:family="text">
      <style:text-properties fo:color="#2a6099" fo:font-weight="bold" officeooo:rsid="001f282b"/>
    </style:style>
    <style:style style:name="T11" style:family="text">
      <style:text-properties fo:color="#2a6099" officeooo:rsid="0021198a"/>
    </style:style>
    <style:style style:name="T12" style:family="text">
      <style:text-properties fo:font-size="11pt"/>
    </style:style>
    <style:style style:name="T13" style:family="text">
      <style:text-properties fo:font-size="11pt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11pt" fo:font-weight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Ubuntu"/>
    </style:style>
    <style:style style:name="T17" style:family="text">
      <style:text-properties style:font-name="Ubuntu" fo:font-weight="bold"/>
    </style:style>
    <style:style style:name="T18" style:family="text">
      <style:text-properties style:font-name="Ubuntu" officeooo:rsid="001e1c17"/>
    </style:style>
    <style:style style:name="T19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font-name="Ubuntu" fo:font-style="italic" fo:font-weight="normal" officeooo:rsid="001e1c17" style:font-style-asian="italic" style:font-weight-asian="normal" style:font-style-complex="italic" style:font-weight-complex="normal"/>
    </style:style>
    <style:style style:name="T21" style:family="text">
      <style:text-properties style:font-name="Ubuntu" fo:font-style="italic" style:text-underline-style="solid" style:text-underline-width="auto" style:text-underline-color="font-color" fo:font-weight="normal" officeooo:rsid="001f282b" style:font-style-asian="italic" style:font-weight-asian="normal" style:font-style-complex="italic" style:font-weight-complex="normal"/>
    </style:style>
    <style:style style:name="T22" style:family="text">
      <style:text-properties style:font-name="Ubuntu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Ubuntu" fo:font-style="normal" fo:font-weight="normal" officeooo:rsid="001f282b" style:font-style-asian="normal" style:font-weight-asian="normal" style:font-style-complex="normal" style:font-weight-complex="normal"/>
    </style:style>
    <style:style style:name="T24" style:family="text">
      <style:text-properties style:font-name="Ubuntu" officeooo:rsid="001f282b"/>
    </style:style>
    <style:style style:name="T25" style:family="text">
      <style:text-properties officeooo:rsid="001f282b"/>
    </style:style>
    <style:style style:name="T26" style:family="text">
      <style:text-properties officeooo:rsid="002119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CIO OPEN</text:h>
      <text:p text:style-name="P13"/>
      <text:h text:style-name="P2" text:outline-level="2">Cliente</text:h>
      <text:p text:style-name="P25"><text:span text:style-name="T5"><text:tab/>Open Canarias SL</text:span></text:p>
      <text:h text:style-name="P2" text:outline-level="2">Tecnologias</text:h>
      <text:list xml:id="list1454368814" text:style-name="L1">
        <text:list-item>
          <text:p text:style-name="P14">Base de datos: <text:span text:style-name="T6">MySQL</text:span></text:p>
        </text:list-item>
        <text:list-item>
          <text:p text:style-name="P14">Backend: <text:span text:style-name="T6">node</text:span><text:span text:style-name="T7">.</text:span><text:span text:style-name="T6">js</text:span></text:p>
        </text:list-item>
        <text:list-item>
          <text:p text:style-name="P14">Frontend: <text:span text:style-name="T6">Angular</text:span></text:p>
        </text:list-item>
      </text:list>
      <text:p text:style-name="P15"><text:span text:style-name="T2"/></text:p>
      <text:h text:style-name="P3" text:outline-level="2">Descripción del proyecto</text:h>
      <text:p text:style-name="P16">Aplicación orientada a eventos de ocio, para los empleados, en la que deberán promover eventos sociales.</text:p>
      <text:h text:style-name="P3" text:outline-level="2">Requisitos</text:h>
      <text:h text:style-name="P4" text:outline-level="3"><text:span text:style-name="T25">Eventos</text:span></text:h>
      <text:p text:style-name="P23"><text:span text:style-name="T25">P</text:span>osiblidad de apuntarse y desapuntarse de los eventos, jusitificando con un comentario la acción de desapuntarse.</text:p>
      <text:h text:style-name="P4" text:outline-level="3">Ubicaciones de eventos</text:h>
      <text:p text:style-name="P18">Campo 1 seleccionable de tres categorias:</text:p>
      <text:list xml:id="list603397407" text:style-name="L4">
        <text:list-item>
          <text:p text:style-name="P10"><text:span text:style-name="T17"><text:s/></text:span><text:span text:style-name="T19">Tenerife - </text:span><text:span text:style-name="T20">TFE</text:span></text:p>
        </text:list-item>
        <text:list-item>
          <text:p text:style-name="P22"><text:span text:style-name="T16">GranCanaria - </text:span><text:span text:style-name="T18">GC</text:span></text:p>
        </text:list-item>
        <text:list-item>
          <text:p text:style-name="P10"><text:span text:style-name="T20">V</text:span><text:span text:style-name="T19">irtual – </text:span><text:span text:style-name="T20">VIRTUAL – </text:span><text:span text:style-name="T21">Enlace al evento</text:span></text:p>
        </text:list-item>
      </text:list>
      <text:p text:style-name="P9"><text:span text:style-name="T18">C</text:span><text:span text:style-name="T16">ampo 2:</text:span></text:p>
      <text:p text:style-name="P11"><text:span text:style-name="T23">L</text:span><text:span text:style-name="T22">ibre, </text:span><text:span text:style-name="T23">y que </text:span><text:span text:style-name="T22">indique la ubicación </text:span><text:span text:style-name="T23">en caso de no pertenecer a las categorías existentes.</text:span><text:span text:style-name="T22"> </text:span></text:p>
      <text:h text:style-name="P6" text:outline-level="4">Ranking por Categoría</text:h>
      <text:p text:style-name="P8"><text:span text:style-name="T18">P</text:span><text:span text:style-name="T16">uede servir para motivar a los de una isla u otra si ven que unos hacen más cosas que los otros) He pensado que al crear o editar un evento tenga:</text:span></text:p>
      <text:h text:style-name="P6" text:outline-level="4">Visibilidad</text:h>
      <text:p text:style-name="Text_20_body"><text:span text:style-name="T24">E</text:span><text:span text:style-name="T16">n la pantalla p</text:span><text:span text:style-name="T24">rinci</text:span><text:span text:style-name="T16">pal del evento.</text:span></text:p>
      <text:p text:style-name="P12"/>
      <text:h text:style-name="P5" text:outline-level="3"><text:soft-page-break/><text:span text:style-name="T10">Imágenes</text:span></text:h>
      <text:h text:style-name="P7" text:outline-level="4"><text:span text:style-name="T9">Galería precargada</text:span></text:h>
      <text:p text:style-name="P17"><text:span text:style-name="T3"><text:s/>Tener una galería de imágenes precargada para ser usada en el campo Imagen, y que no carguen una imagen por evento sino que puedan usar imágenes ya cargadas por otros compañeros en eventos previos. Si no te gusta ninguna imagen de la librería o no hay una imagen adecuada, entonces </text:span><text:span text:style-name="T4">se </text:span><text:span text:style-name="T3">podrá cargar una imagen (y esta pase a formar parte de la librería de imágenes).</text:span></text:p>
      <text:h text:style-name="Heading_20_2" text:outline-level="2"><text:span text:style-name="T8">Usuarios</text:span></text:h>
      <text:h text:style-name="P6" text:outline-level="4">Inicio de sesión</text:h>
      <text:p text:style-name="P24">Acceso integrado con Google, limitado al dominio “@<text:span text:style-name="T1">opencanarias.es</text:span>”. Se registrará al usuario que acceda por primera vez, se guardara la fecha de creación, y se monitoreara el último inicio de sesión.</text:p>
      <text:h text:style-name="Heading_20_4" text:outline-level="4"><text:span text:style-name="T8">Campos de la tabla usuarios</text:span></text:h>
      <text:list xml:id="list2328072201" text:style-name="L5">
        <text:list-item>
          <text:p text:style-name="P19"><text:span text:style-name="T26">I</text:span>d del usuario, me vale el <text:span text:style-name="T26">e</text:span>mail, es único.</text:p>
        </text:list-item>
        <text:list-item>
          <text:p text:style-name="P19"><text:span text:style-name="T26">F</text:span>echa y hora del primer acceso.</text:p>
        </text:list-item>
        <text:list-item>
          <text:p text:style-name="P19"><text:span text:style-name="T26">F</text:span>echa y hora del ultimo acceso</text:p>
        </text:list-item>
      </text:list>
      <text:p text:style-name="P12"/>
      <text:h text:style-name="P6" text:outline-level="4">Visibilidad</text:h>
      <text:p text:style-name="P24">Sera visible en el área de administración el campo email, la primera fecha y hora de conexión, y la última hora de conexión.</text:p>
      <text:p text:style-name="P12"/>
      <text:h text:style-name="Heading_20_4" text:outline-level="4"><text:span text:style-name="T8">Notificaciones </text:span><text:span text:style-name="T11">por mail</text:span></text:h>
      <text:list xml:id="list3986275306" text:style-name="L6">
        <text:list-item>
          <text:p text:style-name="P20">Cada vez que se cree un evento, a todos los mails que tengamos en la tabla "<text:span text:style-name="T1">usuarios</text:span>"</text:p>
        </text:list-item>
        <text:list-item>
          <text:p text:style-name="P20">Cada vez que se edite o cancele un evento en el que te has apuntado.</text:p>
        </text:list-item>
        <text:list-item>
          <text:p text:style-name="P20">Cada vez que se apunte/desapunte <text:span text:style-name="T12">un compañero a un evento que has propuesto o te has apuntado.</text:span></text:p>
        </text:list-item>
      </text:list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h text:style-name="P6" text:outline-level="4"><text:soft-page-break/>Administración</text:h>
      <text:p text:style-name="P12">Tener un apartado de administración (para roles administradores) donde, como mínimo se pueda:</text:p>
      <text:list xml:id="list4095218800" text:style-name="L7">
        <text:list-item>
          <text:p text:style-name="P21"><text:span text:style-name="T1">EVENTOS:</text:span> Poder hacer consultas de eventos y edición de estos (aunque no seamos el organizador).</text:p>
        </text:list-item>
        <text:list-item>
          <text:p text:style-name="P21"><text:span text:style-name="T1">USUARIOS:</text:span> Poder consultar la tabla de usuarios que he comentado anteriormente</text:p>
          <text:p text:style-name="P21"/>
        </text:list-item>
      </text:list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0:54:32.581004249</meta:creation-date>
    <dc:date>2021-11-12T11:39:36.844841807</dc:date>
    <meta:editing-duration>PT32S</meta:editing-duration>
    <meta:editing-cycles>1</meta:editing-cycles>
    <meta:document-statistic meta:table-count="0" meta:image-count="0" meta:object-count="0" meta:page-count="3" meta:paragraph-count="44" meta:word-count="391" meta:character-count="2242" meta:non-whitespace-character-count="1903"/>
    <meta:generator>LibreOffice/6.4.7.2$Linux_X86_64 LibreOffice_project/40$Build-2</meta:generator>
  </office:meta>
</office:document-meta>
</file>